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pectral" svg:font-family="Spectral" style:font-family-generic="roman" style:font-pitch="variable"/>
  </office:font-face-decls>
  <office:automatic-styles>
    <style:style style:name="P1" style:family="paragraph" style:parent-style-name="Standard">
      <style:paragraph-properties fo:text-align="center" style:justify-single-word="false"/>
      <style:text-properties style:font-name="Spectral" fo:font-weight="bold" officeooo:rsid="000b757a" officeooo:paragraph-rsid="000b757a" style:font-weight-asian="bold" style:font-weight-complex="bold"/>
    </style:style>
    <style:style style:name="P2" style:family="paragraph" style:parent-style-name="Standard">
      <style:paragraph-properties fo:text-align="start" style:justify-single-word="false"/>
      <style:text-properties style:font-name="Spectral" fo:font-style="normal" fo:font-weight="normal" officeooo:rsid="000b757a" officeooo:paragraph-rsid="000b757a"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style:font-name="Spectral" fo:font-style="normal" fo:font-weight="normal" officeooo:rsid="000b757a" officeooo:paragraph-rsid="000b757a"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roulé Opérationnel du TIPE</text:p>
      <text:p text:style-name="P2"/>
      <text:p text:style-name="P3">Septembre - octobre : Choix du TIPE, spécialisation sur la reconnaissance de formes, cas pratique des cours de cryptomonnaies.</text:p>
      <text:p text:style-name="P3"/>
      <text:p text:style-name="P3">Novembre - décembre : Documentation sur les algorithmes de reconnaissance de formes, en particulier sur les distances sur les corps finis (distance de Hamming, distance de Levenshtein). Documentation sur les théories économiques de l'analyse technique.</text:p>
      <text:p text:style-name="P3"/>
      <text:p text:style-name="P3">Janvier : Constitution des bases de données grâce au module Python CCXT et à la plateforme d'échange Binance, traitement des données brutes et organisation sous sous formes de listes.</text:p>
      <text:p text:style-name="P3"/>
      <text:p text:style-name="P3">Février : Implémentation des premiers algorithmes, en particulier les modélisations avec les distances de Hamming et de Levenshtein. Abandon de la distance de Levenshtein, algorithme inapplicable en pratique pour de larges bases de données. Rédaction de la MCOT.</text:p>
      <text:p text:style-name="P3"/>
      <text:p text:style-name="P3">Mars : Implémentation de la modélisation 8 bits. Étude de la corrélation des cours, restriction de l'étude au seul cours du Bitcoin afin d'alléger le temps d'exécution des algorithmes.</text:p>
      <text:p text:style-name="P3"/>
      <text:p text:style-name="P3">Avril : Divers essais concernant la structure des cours, première implémentation de la troisième modélisation.</text:p>
      <text:p text:style-name="P3"/>
      <text:p text:style-name="P3">Mai - juin : Derniers essais et amélioration de la troisième modélisation. Production des graphes et conception de la présentation finale.</text:p>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pectral" svg:font-family="Spectr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8T00:46:47.079000000</meta:creation-date>
    <dc:date>2022-06-08T01:05:48.185000000</dc:date>
    <meta:editing-duration>PT19M3S</meta:editing-duration>
    <meta:editing-cycles>1</meta:editing-cycles>
    <meta:document-statistic meta:table-count="0" meta:image-count="0" meta:object-count="0" meta:page-count="1" meta:paragraph-count="8" meta:word-count="190" meta:character-count="1283" meta:non-whitespace-character-count="1101"/>
    <meta:generator>LibreOffice/7.3.3.2$Windows_X86_64 LibreOffice_project/d1d0ea68f081ee2800a922cac8f79445e4603348</meta:generator>
  </office:meta>
</office:document-meta>
</file>